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600000067A71F6F8B4872408E.png" manifest:media-type="image/png"/>
  <manifest:file-entry manifest:full-path="Pictures/100002010000029300000071877094C8D8E4BAA3.png" manifest:media-type="image/png"/>
  <manifest:file-entry manifest:full-path="Pictures/10000000000002F00000003D7B72A2E032451D34.png" manifest:media-type="image/png"/>
  <manifest:file-entry manifest:full-path="Pictures/100002010000015500000043C93BC5E71DA7C1C3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estcontainer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Met spring en junit 5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hou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at zijn testcontainers</text:p>
              </text:list-item>
              <text:list-item>
                <text:p>Waarom testcontainers</text:p>
              </text:list-item>
              <text:list-item>
                <text:p>Voorbeeld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at zijn testcontainer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ocker based tool</text:p>
              </text:list-item>
              <text:list-item>
                <text:p>Diverse soorten tests o.a.</text:p>
                <text:list>
                  <text:list-item>
                    <text:p>Integratie</text:p>
                  </text:list-item>
                  <text:list-item>
                    <text:p>UI/accep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aarom Testcontainer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niform manier test instanties</text:p>
              </text:list-item>
              <text:list-item>
                <text:p>Custom query’s testen</text:p>
              </text:list-item>
              <text:list-item>
                <text:p>Mogelijk hergebruik docker-comp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Gebruik in gradle</text:p>
          </draw:text-box>
        </draw:frame>
        <draw:frame presentation:style-name="pr8" draw:layer="layout" svg:width="25.199cm" svg:height="8.219cm" svg:x="1.4cm" svg:y="4.6cm" presentation:class="outline" presentation:placeholder="true" presentation:user-transformed="true">
          <draw:text-box/>
        </draw:frame>
        <draw:frame draw:style-name="gr2" draw:text-style-name="P3" draw:layer="layout" svg:width="17.435cm" svg:height="2.989cm" svg:x="1.4cm" svg:y="6.409cm">
          <draw:image xlink:href="Pictures/100002010000029300000071877094C8D8E4BAA3.png" xlink:type="simple" xlink:show="embed" xlink:actuate="onLoad">
            <text:p/>
          </draw:image>
        </draw:frame>
        <draw:frame draw:style-name="gr2" draw:text-style-name="P3" draw:layer="layout" svg:width="9.021cm" svg:height="1.772cm" svg:x="1.4cm" svg:y="4.578cm">
          <draw:image xlink:href="Pictures/100002010000015500000043C93BC5E71DA7C1C3.png" xlink:type="simple" xlink:show="embed" xlink:actuate="onLoad">
            <text:p/>
          </draw:image>
        </draw:frame>
        <draw:frame draw:style-name="gr2" draw:text-style-name="P3" draw:layer="layout" svg:width="12.434cm" svg:height="2.724cm" svg:x="1.4cm" svg:y="9.468cm">
          <draw:image xlink:href="Pictures/10000201000001D600000067A71F6F8B4872408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Voorbeelden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2">
              <text:list-item>
                <text:p>Postgres database met custom queries</text:p>
              </text:list-item>
              <text:list-item>
                <text:p>Singleton database van private docker registry</text:p>
              </text:list-item>
              <text:list-item>
                <text:p>Docker compose met artemismq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7T08:55:48.082546469</meta:creation-date>
    <meta:editing-duration>PT7H1M25S</meta:editing-duration>
    <meta:editing-cycles>9</meta:editing-cycles>
    <meta:generator>LibreOffice/6.0.7.3$Linux_X86_64 LibreOffice_project/00m0$Build-3</meta:generator>
    <dc:title>Classy Red</dc:title>
    <dc:date>2020-12-24T14:43:38.696170460</dc:date>
    <meta:document-statistic meta:object-count="64"/>
  </office:meta>
</office:document-meta>
</file>